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4.2811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8.9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rt-base_annset_mit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gloss1</text:p>
          </table:table-cell>
          <table:table-cell office:value-type="string" calcext:value-type="string">
            <text:p>more_similar</text:p>
          </table:table-cell>
          <table:table-cell office:value-type="string" calcext:value-type="string">
            <text:p>gloss2a</text:p>
          </table:table-cell>
          <table:table-cell office:value-type="string" calcext:value-type="string">
            <text:p>gloss2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 service or system and make it available to people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have to deal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, act on, or dispose of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organize and control the work of a company, organization, or group of peop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perceive or comprehe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alize that someone or something is making a sound</text:p>
          </table:table-cell>
          <table:table-cell office:value-type="string" calcext:value-type="string">
            <text:p>used for talking about the things that people s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erve as an illustration of ; to illust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bestow ; to off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increase the size of a building or area, especially by adding extra parts onto it</text:p>
          </table:table-cell>
          <table:table-cell office:value-type="string" calcext:value-type="string">
            <text:p>to offer something such as a welcome, thanks, or sympathy to someon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achieving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to ( a plac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tart to use a new system, process, or law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have the same opinion or feeling as someone els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for ( permission or something desired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peak or write to someone in order to get information from them</text:p>
          </table:table-cell>
          <table:table-cell office:value-type="string" calcext:value-type="string">
            <text:p>to speak or write to someone because you want them to give you someth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successful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come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To make the sound of bend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become curved or folded and not straigh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; to get into touch with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if something such as a programme or message reaches people, they see it or hear i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over a period of time ; to adap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radually develop particular physical features</text:p>
          </table:table-cell>
          <table:table-cell office:value-type="string" calcext:value-type="string">
            <text:p>to develop something graduall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o join by means of a common fund or infrastructur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people, things, or events are linked, they are related to each other in some way</text:p>
          </table:table-cell>
          <table:table-cell office:value-type="string" calcext:value-type="string">
            <text:p>to connect two or more plac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disturb, especially by minor irritation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nnoy someone by interrupting them when they are busy or want to be left alone</text:p>
          </table:table-cell>
          <table:table-cell office:value-type="string" calcext:value-type="string">
            <text:p>to cause someone physical pai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some task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 ; to have as its cont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To try to find ; search ( for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kill animals for food or for their skin or other parts, or for spo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into existence or use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execute ; to carry out ; to execu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have as a par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 get into ; 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o or come into a place</text:p>
          </table:table-cell>
          <table:table-cell office:value-type="string" calcext:value-type="string">
            <text:p>to start to take part in a particular activity or to work in a particular jo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someone's mind or feelings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face ( something unpleasant ) head 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To accept ( a writ, etc. ) as genuin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have received something they sent you</text:p>
          </table:table-cell>
          <table:table-cell office:value-type="string" calcext:value-type="string">
            <text:p>to show that you have seen someone or that you recognize them, for example by smiling or speaking to the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; to put into practice ; to app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put a layer of something such as paint onto a surface</text:p>
          </table:table-cell>
          <table:table-cell office:value-type="string" calcext:value-type="string">
            <text:p>to use a particular method, process, law et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business ; to have an off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one operates in a particular way, that is how they achieve what they want to do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have a game ; to exert onesel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children play or play something, they do things that they enjoy, for example using toys and taking part in game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make or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be faced with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To be bothered ( by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you do not bother to do something, you do not do it, either because there seems to be no good reason or because it involves too much effor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refrain from using, especially in war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you want something to happen, or that you want someone else to do something</text:p>
          </table:table-cell>
          <table:table-cell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( a rule, procedure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state, form, or condition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replace something with a new or different thing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  <table:table-cell office:value-type="string" calcext:value-type="string">
            <text:p>to carry or take someone or something somewher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arrive somewher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( about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men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be unable ; to not succee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unsuccessful in achieving a satisfactory level or standard</text:p>
          </table:table-cell>
          <table:table-cell office:value-type="string" calcext:value-type="string">
            <text:p>to be unsuccessful when you try to do somethin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restrain by authorit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troduce something such as a new law or new system, and force people to accept it</text:p>
          </table:table-cell>
          <table:table-cell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be in charge of ( a group, organization etc.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be in control of an organization, group of people, or activit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as being suitable or desirabl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remind you of somethin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be in charge of ( a business, project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respond to ( a question, accusation, etc.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 ; to be useful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responsible for or supply ( food or drink 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eating or drinking somethin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place ) by effort of any ki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nage to touch something or pick it up by stretching out your hand, arm, leg etc</text:p>
          </table:table-cell>
          <table:table-cell office:value-type="string" calcext:value-type="string">
            <text:p>to get as high as a particular level or amoun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deal successfully with a problem or difficult situation</text:p>
          </table:table-cell>
          <table:table-cell office:value-type="string" calcext:value-type="string">
            <text:p>to be able to live with only a limited amount of money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 true or to be the ca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o something successfu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or benefit ; to be usefu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To be in need of ; to require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sed for emphasizing that something should be done</text:p>
          </table:table-cell>
          <table:table-cell office:value-type="string" calcext:value-type="string">
            <text:p>if you need something, you must have it because it is necessar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entry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llow someone to become a member of an organizati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say in an urgent or questioning manner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ask questions of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; to give rise to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  <table:table-cell office:value-type="string" calcext:value-type="string">
            <text:p>to cause someone to do somethin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in comm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to request earnest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peak or write to someone because you want them to give you something</text:p>
          </table:table-cell>
          <table:table-cell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say to ( an advertisement )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or write to someone in order to get information from the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keep under control ; to restrain ; to keep within limit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machine, system, vehicle etc move or operate in the way that you want it to</text:p>
          </table:table-cell>
          <table:table-cell office:value-type="string" calcext:value-type="string">
            <text:p>to have the power to make decisions and decide what will happen to somethin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manage or manage ; to have in one's contro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 or be operating ; to begin to func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be in oper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something such as a rule, idea, or fact operates, it exists and has an effect in a particular situation</text:p>
          </table:table-cell>
          <table:table-cell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be called by ( a given name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To respond in kind or mann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reply, especially in writing</text:p>
          </table:table-cell>
          <table:table-cell office:value-type="string" calcext:value-type="string">
            <text:p>to react to something by taking a particular course of actio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one's ow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mind</text:p>
          </table:table-cell>
          <table:table-cell office:value-type="string" calcext:value-type="string">
            <text:p>To remind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gain about an event from the past or about a fact that they used to know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use to change one's mi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remove an obstruction from ( a hors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something ) into practi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nother person’s name when they meet for the first time</text:p>
          </table:table-cell>
          <table:table-cell office:value-type="string" calcext:value-type="string">
            <text:p>to bring something into existence or use for the first tim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make an effort to deal with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bring ( animals ) into an environment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ring something such as a plant or animal into a country or environment for the first time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supply ( someone ) with information, ideas, etc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food to a person or an animal</text:p>
          </table:table-cell>
          <table:table-cell office:value-type="string" calcext:value-type="string">
            <text:p>to provide a supply of something for a person or a machi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( something ) to be true ; to concede or concu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exercise control o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have the power to make decisions and decide what will happen to something</text:p>
          </table:table-cell>
          <table:table-cell office:value-type="string" calcext:value-type="string">
            <text:p>to make a machine, system, vehicle etc move or operate in the way that you want it t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 portion of ; to have something in comm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have the same opinion or feeling as someone else</text:p>
          </table:table-cell>
          <table:table-cell office:value-type="string" calcext:value-type="string">
            <text:p>to use or to have something at the same time as someone els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provide an illustration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how what something is like, or to show that something is true</text:p>
          </table:table-cell>
          <table:table-cell office:value-type="string" calcext:value-type="string">
            <text:p>to draw the pictures in a book, or to put pictures in a book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o answer ( a question, accusation etc.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spoken reply to a questio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control or manag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the work of a company, organization, or group of people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To listen to ( a request, etc.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isten to someone who is speaking about a particular thing</text:p>
          </table:table-cell>
          <table:table-cell office:value-type="string" calcext:value-type="string">
            <text:p>if a court case is heard, it is dealt with by a court or judg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converse to ; to make a speech 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peak publicly to a group of peopl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dmit to be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encounter ( a problem, situ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cept that a bad situation exists and try to deal with it</text:p>
          </table:table-cell>
          <table:table-cell office:value-type="string" calcext:value-type="string">
            <text:p>to be opposite someone or something so that your face or front is towards the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make available for sa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let someone know that you will give them something if they want it</text:p>
          </table:table-cell>
          <table:table-cell office:value-type="string" calcext:value-type="string">
            <text:p>to provide something such as a product or servic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To present ( an opportunity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ive someone something that you think they need or deserve</text:p>
          </table:table-cell>
          <table:table-cell office:value-type="string" calcext:value-type="string">
            <text:p>to let someone know that you will give them something if they want it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behave as expected when trying to do something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available ; to make availabl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be able to deal with somethin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be able to live with only a limited amount of money</text:p>
          </table:table-cell>
          <table:table-cell office:value-type="string" calcext:value-type="string">
            <text:p>to deal successfully with a problem or difficult situati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oint out ; to show ; to manifes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lead ( someone ) in the desired directio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o cause ( something ) to happe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cause someone to do something</text:p>
          </table:table-cell>
          <table:table-cell office:value-type="string" calcext:value-type="string">
            <text:p>to walk, drive, fly, sail etc in front of a group of people, vehicles, planes, ships etc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something ope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  <table:table-cell office:value-type="string" calcext:value-type="string">
            <text:p>to move a door or window into a position that allows people or things to pass through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gain, usually undeservedly ; to gain as a result of one's effort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o tolerate ( something unpleasa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arry or take someone or something somewhere</text:p>
          </table:table-cell>
          <table:table-cell office:value-type="string" calcext:value-type="string">
            <text:p>if you cannot bear something, you cannot accept or do it because it makes you very unhapp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having to do someth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it possible for someone to avoid doing something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to hold within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begin to opera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truggle</text:p>
          </table:table-cell>
          <table:table-cell office:value-type="string" calcext:value-type="string">
            <text:p>To strive, to labour in difficulty, to figh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your strength to fight against someone or something</text:p>
          </table:table-cell>
          <table:table-cell office:value-type="string" calcext:value-type="string">
            <text:p>to try hard to do something that you find very difficul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To contain, as a document or a statemen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include something, or to have it as a part</text:p>
          </table:table-cell>
          <table:table-cell office:value-type="string" calcext:value-type="string">
            <text:p>a container, envelope, room etc that contains something has something inside it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change gradually from one form or medium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somebody ) from doing something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it possible for someone or something to avoid danger, harm, injury etc</text:p>
          </table:table-cell>
          <table:table-cell office:value-type="string" calcext:value-type="string">
            <text:p>to make it possible for someone to avoid doing someth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To move in a manner reminiscent of a game of billiards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something such as light plays somewhere, it moves quickly over a surface, appearing in different places for a very short time</text:p>
          </table:table-cell>
          <table:table-cell office:value-type="string" calcext:value-type="string">
            <text:p>if children play or play something, they do things that they enjoy, for example using toys and taking part in gam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into the company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To feed off ( a feeling or impuls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a feeling stronger</text:p>
          </table:table-cell>
          <table:table-cell office:value-type="string" calcext:value-type="string">
            <text:p>to give food to a person or an anim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involved in an activity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To disagree ( with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 opposite someone or something so that your face or front is towards them</text:p>
          </table:table-cell>
          <table:table-cell office:value-type="string" calcext:value-type="string">
            <text:p>if you face a problem, or if it faces you, it is likely or certain to happen and you have to deal with it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become a member of an organization, club etc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( to do something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succeed in doing something ; to mana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al successfully with a person or animal whose behaviour is difficult</text:p>
          </table:table-cell>
          <table:table-cell office:value-type="string" calcext:value-type="string">
            <text:p>to succeed in doing something, especially something that needs a lot of effort or skil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( a competition or battle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et something as a prize for defeating other people or because you are luck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provide evidence for ; to suggest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ay that something is likely to exist or to be true</text:p>
          </table:table-cell>
          <table:table-cell office:value-type="string" calcext:value-type="string">
            <text:p>to make you think that something is likely to exist or to be 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To have an operation ; to be operativ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if equipment operates, it works and does what it is intended to d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, extent, or rang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 ; to have as a referenc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To do something that is not the case ; to fai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not do something that people expect you to do</text:p>
          </table:table-cell>
          <table:table-cell office:value-type="string" calcext:value-type="string">
            <text:p>to be unsuccessful in achieving a satisfactory level or standar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llustrate</text:p>
          </table:table-cell>
          <table:table-cell office:value-type="string" calcext:value-type="string">
            <text:p>To supply with an illustration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raw the pictures in a book, or to put pictures in a book</text:p>
          </table:table-cell>
          <table:table-cell office:value-type="string" calcext:value-type="string">
            <text:p>to show something by using pictures, diagrams, lists of numbers et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cause ( someone ) to be acquainted with (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time, to la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ontinue for a particular distance or in a particular directio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to apply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a particular method, process, law etc</text:p>
          </table:table-cell>
          <table:table-cell office:value-type="string" calcext:value-type="string">
            <text:p>to put a layer of something such as paint onto a surfac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address ( someone or something ) formally or formal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ntroduce</text:p>
          </table:table-cell>
          <table:table-cell office:value-type="string" calcext:value-type="string">
            <text:p>To make someone aware of ( something ) for the first ti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provide someone with a new experience, activity, or opportunity to learn something</text:p>
          </table:table-cell>
          <table:table-cell office:value-type="string" calcext:value-type="string">
            <text:p>to tell someone another person’s name when they meet for the first tim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extend to ; to stretch out as far as ; to touch by virtue of ext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as high as a particular level or amount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( a decision ) by effort of any kind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chieve something after discussing it or thinking about it for a long tim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( someone ) ; to make plain ; to manifes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alter ( one's mind or attitude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become different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acknowledge to be true ; to admit to being tru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gree that something is true, especially when you are unhappy, sorry, or surprised about it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mpose</text:p>
          </table:table-cell>
          <table:table-cell office:value-type="string" calcext:value-type="string">
            <text:p>to place a burden or duty on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cause extra work for someone by asking them to do something that may not be convenient for th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xert oneself hard or vigorously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To start, to take the first step into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tart doing somethin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o tr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attempt to do somethin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have reference t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describe something, or to be about something</text:p>
          </table:table-cell>
          <table:table-cell office:value-type="string" calcext:value-type="string">
            <text:p>to mention someone or something when you are speaking or writin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To make ( something ) available for us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ove a door or window into a position that allows people or things to pass through</text:p>
          </table:table-cell>
          <table:table-cell office:value-type="string" calcext:value-type="string">
            <text:p>if a new business, building etc opens, or if someone opens it, it becomes available for people to use for the first tim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prevent ( a penalty kick ) from scoring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f a goalkeeper saves a ball in a sport such as football, they prevent the ball from going into the net</text:p>
          </table:table-cell>
          <table:table-cell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dmit</text:p>
          </table:table-cell>
          <table:table-cell office:value-type="string" calcext:value-type="string">
            <text:p>To grant admittance to ; to permit to ent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llow someone to enter a place, especially a public place such as a theatre or museum</text:p>
          </table:table-cell>
          <table:table-cell office:value-type="string" calcext:value-type="string">
            <text:p>to take someone into hospital for medical treatment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manage or manage, be in charge of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organize and control an available supply of something such as time or money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o hold in restraint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people behave in the way that you want them to behav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To make something plain to the mind ; to clear ( something )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tell someone something in a way that helps them understand it better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become a member of ( a body, organization, etc.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a member of an organization, club etc</text:p>
          </table:table-cell>
          <table:table-cell office:value-type="string" calcext:value-type="string">
            <text:p>if you join a road, train, boat etc, you start to travel on it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have as a shar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give a part of something to someone els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comprehend, to comprehend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make a situation better</text:p>
          </table:table-cell>
          <table:table-cell office:value-type="string" calcext:value-type="string">
            <text:p>to give someone support or information so that they can do something more easil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To arrive at a particular destination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arrive somewhere</text:p>
          </table:table-cell>
          <table:table-cell office:value-type="string" calcext:value-type="string">
            <text:p>to manage to touch something or pick it up by stretching out your hand, arm, leg etc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configuration or state to another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become different, or to make someone or something different</text:p>
          </table:table-cell>
          <table:table-cell office:value-type="string" calcext:value-type="string">
            <text:p>to replace something with a new or different thin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( something ) ; to imply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ell someone about something that may be useful or suitable for a particular purpose</text:p>
          </table:table-cell>
          <table:table-cell office:value-type="string" calcext:value-type="string">
            <text:p>to offer an idea or a plan for someone to consider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To avoid ( something unpleasant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get away from a place where you are in danger</text:p>
          </table:table-cell>
          <table:table-cell office:value-type="string" calcext:value-type="string">
            <text:p>to avoid thinking about or dealing with an unpleasant situation that you are in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give something back to ( someone )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collect a set of things and keep them for a particular purpose</text:p>
          </table:table-cell>
          <table:table-cell office:value-type="string" calcext:value-type="string">
            <text:p>to keep something for someone by making sure that other people do not take it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To come together ; to unit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f you join a road, train, boat etc, you start to travel on it</text:p>
          </table:table-cell>
          <table:table-cell office:value-type="string" calcext:value-type="string">
            <text:p>to come together with other people or thing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To deal with ( a situation or problem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doing something, especially something that needs a lot of effort or skill</text:p>
          </table:table-cell>
          <table:table-cell office:value-type="string" calcext:value-type="string">
            <text:p>to deal successfully with a person or animal whose behaviour is difficult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have reference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uggest ; to imply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ake you think that something is likely to exist or to be true</text:p>
          </table:table-cell>
          <table:table-cell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To share ( something ) with others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use or to have something at the same time as someone else</text:p>
          </table:table-cell>
          <table:table-cell office:value-type="string" calcext:value-type="string">
            <text:p>to tell someone somethin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To state, affirm, or claim as true ; to imply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say that something is likely to exist or to be tru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To win ; to gain favor with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succeed in getting something that you want because of hard work or ability</text:p>
          </table:table-cell>
          <table:table-cell office:value-type="string" calcext:value-type="string">
            <text:p>to get something as a prize for defeating other people or because you are luck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To extend in scope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increase the size of a building or area, especially by adding extra parts onto it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To refer to, to use as a name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mention someone or something when you are speaking or writing</text:p>
          </table:table-cell>
          <table:table-cell office:value-type="string" calcext:value-type="string">
            <text:p>to look at a book, map etc for information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To deal with ( a problem or difficulty )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ry to deal with a problem or question, for example by thinking carefully about it, or by doing things to improve a situation</text:p>
          </table:table-cell>
          <table:table-cell office:value-type="string" calcext:value-type="string">
            <text:p>to speak directly to someone who is with you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useful or helpful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 change ( something ) from one form, style, etc. to another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 take off the clothes or a piece of clothing you are wearing and put on different ones</text:p>
          </table:table-cell>
          <table:table-cell office:value-type="string" calcext:value-type="string">
            <text:p>to become different, or to make someone or something different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volve</text:p>
          </table:table-cell>
          <table:table-cell office:value-type="string" calcext:value-type="string">
            <text:p>To undergo change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hen a type of plant or animal evolves, its physical form changes over a long period of time</text:p>
          </table:table-cell>
          <table:table-cell office:value-type="string" calcext:value-type="string">
            <text:p>to gradually change and develop over a period of tim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To predict or believe that something will hap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think that something will happen</text:p>
          </table:table-cell>
          <table:table-cell office:value-type="string" calcext:value-type="string">
            <text:p>to be waiting for someone or something to arrive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To free ( someone or something ) from something harmful.</text:p>
          </table:table-cell>
          <table:table-cell office:value-type="string" calcext:value-type="string">
            <text:p>same</text:p>
          </table:table-cell>
          <table:table-cell table:number-columns-repeated="2" office:value-type="string" calcext:value-type="string">
            <text:p>to make it possible for someone or something to avoid danger, harm, injury et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To be of use to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 give someone support or information so that they can do something more easily</text:p>
          </table:table-cell>
          <table:table-cell office:value-type="string" calcext:value-type="string">
            <text:p>to make a situation bet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4T23:51:05.825249045</dc:date>
    <meta:editing-duration>PT38M13S</meta:editing-duration>
    <meta:editing-cycles>160</meta:editing-cycles>
    <meta:generator>LibreOffice/7.3.7.2$Linux_X86_64 LibreOffice_project/30$Build-2</meta:generator>
    <meta:document-statistic meta:table-count="1" meta:cell-count="1109" meta:object-count="0"/>
  </office:meta>
</office:document-meta>
</file>